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Lohit Hindi3" svg:font-family="'Lohit Hindi'"/>
    <style:font-face style:name="OpenSymbol" svg:font-family="OpenSymbol"/>
    <style:font-face style:name="Times New Roman1" svg:font-family="'Times New Roman'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 Cyr" svg:font-family="'ISOCPEUR Cyr', Arial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0">
      <style:paragraph-properties fo:line-height="150%"/>
      <style:text-properties officeooo:paragraph-rsid="000baeb3"/>
    </style:style>
    <style:style style:name="P2" style:family="paragraph" style:parent-style-name="Standard" style:list-style-name="L8">
      <style:paragraph-properties fo:line-height="150%"/>
      <style:text-properties officeooo:paragraph-rsid="000baeb3"/>
    </style:style>
    <style:style style:name="P3" style:family="paragraph" style:parent-style-name="Standard" style:list-style-name="L5">
      <style:paragraph-properties fo:line-height="150%"/>
      <style:text-properties style:font-name="Times New Roman" fo:font-size="16pt" style:font-size-asian="16pt" style:font-size-complex="16pt"/>
    </style:style>
    <style:style style:name="P4" style:family="paragraph" style:parent-style-name="Standard" style:list-style-name="L6">
      <style:paragraph-properties fo:line-height="150%"/>
      <style:text-properties style:font-name="Times New Roman" fo:font-size="16pt" style:font-size-asian="16pt" style:font-size-complex="16pt"/>
    </style:style>
    <style:style style:name="P5" style:family="paragraph" style:parent-style-name="Standard" style:list-style-name="L7">
      <style:paragraph-properties fo:line-height="150%"/>
      <style:text-properties style:font-name="Times New Roman" fo:font-size="16pt" style:font-size-asian="16pt" style:font-size-complex="16pt"/>
    </style:style>
    <style:style style:name="P6" style:family="paragraph" style:parent-style-name="Standard" style:list-style-name="L9">
      <style:paragraph-properties fo:line-height="150%"/>
      <style:text-properties style:font-name="Times New Roman" fo:font-size="16pt" style:font-size-asian="16pt" style:font-size-complex="16pt"/>
    </style:style>
    <style:style style:name="P7" style:family="paragraph" style:parent-style-name="Standard" style:list-style-name="L10">
      <style:paragraph-properties fo:line-height="150%"/>
      <style:text-properties style:font-name="Times New Roman" fo:font-size="16pt" style:font-size-asian="16pt" style:font-size-complex="16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6pt" fo:font-weight="bold" officeooo:rsid="000629e8" officeooo:paragraph-rsid="000629e8" style:font-size-asian="16pt" style:font-weight-asian="bold" style:font-size-complex="16pt" style:font-weight-complex="bold"/>
    </style:style>
    <style:style style:name="P9" style:family="paragraph" style:parent-style-name="Standard" style:list-style-name="L8">
      <style:paragraph-properties fo:line-height="150%" fo:break-before="page"/>
      <style:text-properties officeooo:paragraph-rsid="000baeb3"/>
    </style:style>
    <style:style style:name="P10" style:family="paragraph" style:parent-style-name="Standard" style:list-style-name="L4">
      <style:paragraph-properties fo:margin-left="0cm" fo:margin-right="0cm" fo:line-height="150%" fo:text-indent="1.499cm" style:auto-text-indent="false"/>
      <style:text-properties style:font-name="Times New Roman" fo:font-size="16pt" style:font-size-asian="16pt" style:font-size-complex="16pt"/>
    </style:style>
    <style:style style:name="P11" style:family="paragraph" style:parent-style-name="Standard">
      <style:paragraph-properties fo:margin-left="0cm" fo:margin-right="0cm" fo:line-height="150%" fo:text-indent="1.499cm" style:auto-text-indent="false"/>
      <style:text-properties style:font-name="Times New Roman" fo:font-size="16pt" officeooo:rsid="000629e8" officeooo:paragraph-rsid="000629e8" style:font-size-asian="16pt" style:font-size-complex="16pt"/>
    </style:style>
    <style:style style:name="P12" style:family="paragraph" style:parent-style-name="Standard" style:list-style-name="L4">
      <style:paragraph-properties fo:margin-left="0cm" fo:margin-right="0cm" fo:line-height="150%" fo:text-indent="1cm" style:auto-text-indent="false"/>
      <style:text-properties style:font-name="Times New Roman" fo:font-size="16pt" style:font-size-asian="16pt" style:font-size-complex="16pt"/>
    </style:style>
    <style:style style:name="P13" style:family="paragraph" style:parent-style-name="Standard" style:list-style-name="L4">
      <style:paragraph-properties fo:margin-left="0cm" fo:margin-right="0cm" fo:line-height="150%" fo:text-indent="1cm" style:auto-text-indent="false" fo:break-before="page"/>
      <style:text-properties style:font-name="Times New Roman" fo:font-size="16pt" style:font-size-asian="16pt" style:font-size-complex="16pt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style:paragraph-properties fo:text-align="justify"/>
    </style:style>
    <style:style style:name="P20" style:family="paragraph">
      <style:paragraph-properties fo:text-align="justify" style:writing-mode="lr-tb"/>
    </style:style>
    <style:style style:name="P21" style:family="paragraph">
      <style:paragraph-properties fo:text-align="center" style:writing-mode="lr-tb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07c943"/>
    </style:style>
    <style:style style:name="T2" style:family="text">
      <style:text-properties officeooo:rsid="00081d71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6pt" officeooo:rsid="0007c943" style:font-size-asian="16pt" style:font-size-complex="16pt"/>
    </style:style>
    <style:style style:name="T5" style:family="text">
      <style:text-properties style:font-name="Times New Roman" fo:font-size="16pt" officeooo:rsid="00081d71" style:font-size-asian="16pt" style:font-size-complex="16pt"/>
    </style:style>
    <style:style style:name="T6" style:family="text">
      <style:text-properties style:font-name="Times New Roman" fo:font-size="16pt" officeooo:rsid="0008dc55" style:font-size-asian="16pt" style:font-size-complex="16pt"/>
    </style:style>
    <style:style style:name="T7" style:family="text">
      <style:text-properties style:font-name="Times New Roman" fo:font-size="16pt" officeooo:rsid="0009dee9" style:font-size-asian="16pt" style:font-size-complex="16pt"/>
    </style:style>
    <style:style style:name="T8" style:family="text">
      <style:text-properties fo:font-size="16pt"/>
    </style:style>
    <style:style style:name="T9" style:family="text">
      <style:text-properties style:font-size-asian="16pt"/>
    </style:style>
    <style:style style:name="T10" style:family="text">
      <style:text-properties style:font-size-complex="16pt"/>
    </style:style>
    <style:style style:name="T11" style:family="text">
      <style:text-properties officeooo:rsid="0008dc55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6pt" style:font-size-asian="16pt" style:font-size-complex="16pt"/>
    </style:style>
    <style:style style:name="T14" style:family="text">
      <style:text-properties style:font-name="Times New Roman" officeooo:rsid="000b1690"/>
    </style:style>
    <style:style style:name="T15" style:family="text">
      <style:text-properties officeooo:rsid="000b1690"/>
    </style:style>
    <style:style style:name="T16" style:family="text">
      <style:text-properties fo:font-variant="normal" fo:text-transform="none"/>
    </style:style>
    <style:style style:name="T17" style:family="text">
      <style:text-properties fo:color="#000000"/>
    </style:style>
    <style:style style:name="T18" style:family="text">
      <style:text-properties style:font-name="Arial1"/>
    </style:style>
    <style:style style:name="T19" style:family="text">
      <style:text-properties fo:font-size="12pt"/>
    </style:style>
    <style:style style:name="T20" style:family="text">
      <style:text-properties fo:letter-spacing="normal"/>
    </style:style>
    <style:style style:name="T21" style:family="text">
      <style:text-properties fo:font-style="normal"/>
    </style:style>
    <style:style style:name="T22" style:family="text">
      <style:text-properties fo:font-weight="normal"/>
    </style:style>
    <style:style style:name="T23" style:family="text">
      <style:text-properties officeooo:rsid="000baeb3"/>
    </style:style>
    <style:style style:name="T24" style:family="text">
      <style:text-properties style:use-window-font-color="true" style:font-name="ISOCPEUR Cyr" fo:font-size="9pt" fo:language="uk" fo:country="UA" fo:font-style="italic" style:font-name-asian="Arial" style:font-size-asian="9pt" style:font-style-asian="italic" style:font-name-complex="ISOCPEUR Cyr" style:font-size-complex="9pt" style:language-complex="ar" style:country-complex="SA" style:font-style-complex="italic"/>
    </style:style>
    <style:style style:name="T25" style:family="text">
      <style:text-properties style:use-window-font-color="true" style:font-name="ISOCPEUR Cyr" fo:font-size="8pt" fo:language="uk" fo:country="UA" fo:font-style="italic" style:font-name-asian="Arial" style:font-size-asian="8pt" style:font-style-asian="italic" style:font-name-complex="ISOCPEUR Cyr" style:font-size-complex="8pt" style:language-complex="ar" style:country-complex="SA" style:font-style-complex="italic"/>
    </style:style>
    <style:style style:name="T26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fo:font-style="italic" fo:font-weight="bold" style:font-name-asian="Arial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28" style:family="text">
      <style:text-properties style:use-window-font-color="true" style:font-name="Times New Roman" fo:font-size="9pt" fo:language="ru" fo:country="RU" fo:font-style="italic" style:font-name-asian="Arial" style:font-size-asian="9pt" style:font-style-asian="italic" style:font-name-complex="Times New Roman" style:font-size-complex="9pt" style:language-complex="ar" style:country-complex="SA" style:font-style-complex="italic"/>
    </style:style>
    <style:style style:name="T29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ISOCPEUR" style:font-size-complex="9pt" style:language-complex="ar" style:country-complex="SA" style:font-style-complex="italic"/>
    </style:style>
    <style:style style:name="T30" style:family="text">
      <style:text-properties style:use-window-font-color="true" style:font-name="ISOCPEUR Cyr" fo:font-size="9pt" fo:language="ru" fo:country="RU" fo:font-style="italic" style:font-name-asian="Arial" style:font-size-asian="9pt" style:font-style-asian="italic" style:font-name-complex="ISOCPEUR Cyr" style:font-size-complex="9pt" style:language-complex="ar" style:country-complex="SA" style:font-style-complex="italic"/>
    </style:style>
    <style:style style:name="T31" style:family="text">
      <style:text-properties style:use-window-font-color="true" style:font-name="Arial" fo:font-size="9pt" fo:language="ru" fo:country="RU" fo:font-style="italic" style:font-name-asian="Arial" style:font-size-asian="9pt" style:font-style-asian="italic" style:font-name-complex="Arial" style:font-size-complex="9pt" style:language-complex="ar" style:country-complex="SA" style:font-style-complex="italic"/>
    </style:style>
    <style:style style:name="T32" style:family="text">
      <style:text-properties style:use-window-font-color="true" style:font-name="Calibri" fo:font-size="11pt" fo:language="ru" fo:country="RU" style:font-name-asian="Times New Roman" style:font-size-asian="11pt" style:font-name-complex="Times New Roman" style:font-size-complex="11pt" style:language-complex="ar" style:country-complex="SA"/>
    </style:style>
    <style:style style:name="T33" style:family="text">
      <style:text-properties style:use-window-font-color="true" style:font-name="ISOCPEUR" fo:font-size="9pt" fo:language="ru" fo:country="RU" fo:font-style="italic" style:font-name-asian="Arial" style:font-size-asian="9pt" style:font-style-asian="italic" style:font-name-complex="ISOCPEUR" style:font-size-complex="9pt" style:language-complex="ar" style:country-complex="SA" style:font-style-complex="italic"/>
    </style:style>
    <style:style style:name="T34" style:family="text">
      <style:text-properties style:use-window-font-color="true" style:font-name="Times New Roman" fo:font-size="10.5pt" fo:language="ru" fo:country="RU" fo:font-style="italic" fo:font-weight="normal" style:font-name-asian="Times New Roman" style:font-size-asian="10.5pt" style:font-style-asian="italic" style:font-weight-asian="normal" style:font-name-complex="Times New Roman" style:font-size-complex="10.5pt" style:language-complex="ar" style:country-complex="SA" style:font-style-complex="italic" style:font-weight-complex="normal"/>
    </style:style>
    <style:style style:name="T35" style:family="text">
      <style:text-properties style:use-window-font-color="true" style:font-name="Times New Roman" fo:font-size="12pt" fo:language="ru" fo:country="RU" fo:font-style="italic" style:font-name-asian="Arial" style:font-size-asian="12pt" style:font-style-asian="italic" style:font-name-complex="Times New Roman" style:font-size-complex="12pt" style:language-complex="ar" style:country-complex="SA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4" svg:width="19.067cm" svg:height="28.475cm" svg:x="1.459cm" svg:y="0.633cm">
          <text:p/>
          <draw:enhanced-geometry svg:viewBox="0 0 21600 21600" draw:type="rectangle" draw:enhanced-path="M 0 0 L 21600 0 21600 21600 0 21600 0 0 Z N"/>
        </draw:custom-shape>
        <draw:line draw:style-name="gr2" draw:text-style-name="P15" svg:x1="2.405cm" svg:y1="25.095cm" svg:x2="2.407cm" svg:y2="26.573cm">
          <text:p/>
        </draw:line>
        <draw:line draw:style-name="gr2" draw:text-style-name="P15" svg:x1="1.468cm" svg:y1="25.081cm" svg:x2="20.503cm" svg:y2="25.083cm">
          <text:p/>
        </draw:line>
        <draw:line draw:style-name="gr2" draw:text-style-name="P15" svg:x1="3.543cm" svg:y1="25.109cm" svg:x2="3.545cm" svg:y2="29.091cm">
          <text:p/>
        </draw:line>
        <draw:line draw:style-name="gr2" draw:text-style-name="P15" svg:x1="6.148cm" svg:y1="25.109cm" svg:x2="6.15cm" svg:y2="29.091cm">
          <text:p/>
        </draw:line>
        <draw:line draw:style-name="gr2" draw:text-style-name="P15" svg:x1="7.71cm" svg:y1="25.109cm" svg:x2="7.712cm" svg:y2="29.091cm">
          <text:p/>
        </draw:line>
        <draw:line draw:style-name="gr2" draw:text-style-name="P15" svg:x1="8.754cm" svg:y1="25.095cm" svg:x2="8.756cm" svg:y2="29.074cm">
          <text:p/>
        </draw:line>
        <draw:line draw:style-name="gr2" draw:text-style-name="P15" svg:x1="16.568cm" svg:y1="26.6cm" svg:x2="16.572cm" svg:y2="27.587cm">
          <text:p/>
        </draw:line>
        <draw:line draw:style-name="gr3" draw:text-style-name="P15" svg:x1="1.468cm" svg:y1="28.099cm" svg:x2="8.733cm" svg:y2="28.101cm">
          <text:p/>
        </draw:line>
        <draw:line draw:style-name="gr3" draw:text-style-name="P15" svg:x1="1.468cm" svg:y1="28.601cm" svg:x2="8.733cm" svg:y2="28.603cm">
          <text:p/>
        </draw:line>
        <draw:frame draw:style-name="gr4" draw:text-style-name="P15" svg:width="0.84cm" svg:height="0.44cm" svg:x="1.512cm" svg:y="26.134cm">
          <draw:text-box>
            <text:p text:style-name="P16"><text:span text:style-name="T24">Изм.</text:span></text:p>
          </draw:text-box>
        </draw:frame>
        <draw:frame draw:style-name="gr4" draw:text-style-name="P15" svg:width="1.052cm" svg:height="0.44cm" svg:x="2.457cm" svg:y="26.134cm">
          <draw:text-box>
            <text:p text:style-name="P16"><text:span text:style-name="T24">Лист</text:span></text:p>
          </draw:text-box>
        </draw:frame>
        <draw:frame draw:style-name="gr4" draw:text-style-name="P15" svg:width="2.454cm" svg:height="0.44cm" svg:x="3.618cm" svg:y="26.134cm">
          <draw:text-box>
            <text:p text:style-name="P16"><text:span text:style-name="T24">№ </text:span><text:span text:style-name="T24">докум.</text:span></text:p>
          </draw:text-box>
        </draw:frame>
        <draw:frame draw:style-name="gr4" draw:text-style-name="P17" svg:width="1.463cm" svg:height="0.44cm" svg:x="6.209cm" svg:y="26.134cm">
          <draw:text-box>
            <text:p text:style-name="P16"><text:span text:style-name="T25">Подпись</text:span></text:p>
          </draw:text-box>
        </draw:frame>
        <draw:frame draw:style-name="gr4" draw:text-style-name="P17" svg:width="0.953cm" svg:height="0.44cm" svg:x="7.753cm" svg:y="26.134cm">
          <draw:text-box>
            <text:p text:style-name="P16"><text:span text:style-name="T25">Дата</text:span></text:p>
          </draw:text-box>
        </draw:frame>
        <draw:frame draw:style-name="gr4" draw:text-style-name="P15" svg:width="1.407cm" svg:height="0.44cm" svg:x="16.643cm" svg:y="26.626cm">
          <draw:text-box>
            <text:p text:style-name="P16"><text:span text:style-name="T24">Лист</text:span></text:p>
          </draw:text-box>
        </draw:frame>
        <draw:frame draw:style-name="gr4" draw:text-style-name="P18" svg:width="1.407cm" svg:height="0.44cm" svg:x="16.643cm" svg:y="27.144cm">
          <draw:text-box>
            <text:p text:style-name="P15"><text:span text:style-name="T26">2</text:span></text:p>
          </draw:text-box>
        </draw:frame>
        <draw:frame draw:style-name="gr4" draw:text-style-name="P15" svg:width="11.591cm" svg:height="0.682cm" svg:x="8.857cm" svg:y="25.521cm">
          <draw:text-box>
            <text:p text:style-name="P16"><text:span text:style-name="T27">КП.230102.АСУ16П.06-627</text:span></text:p>
          </draw:text-box>
        </draw:frame>
        <draw:line draw:style-name="gr2" draw:text-style-name="P15" svg:x1="1.471cm" svg:y1="26.589cm" svg:x2="20.506cm" svg:y2="26.591cm">
          <text:p/>
        </draw:line>
        <draw:line draw:style-name="gr2" draw:text-style-name="P15" svg:x1="1.485cm" svg:y1="26.092cm" svg:x2="8.75cm" svg:y2="26.094cm">
          <text:p/>
        </draw:line>
        <draw:line draw:style-name="gr3" draw:text-style-name="P15" svg:x1="1.468cm" svg:y1="25.586cm" svg:x2="8.733cm" svg:y2="25.588cm">
          <text:p/>
        </draw:line>
        <draw:line draw:style-name="gr3" draw:text-style-name="P15" svg:x1="1.468cm" svg:y1="27.596cm" svg:x2="8.733cm" svg:y2="27.598cm">
          <text:p/>
        </draw:line>
        <draw:line draw:style-name="gr3" draw:text-style-name="P15" svg:x1="1.468cm" svg:y1="27.09cm" svg:x2="8.733cm" svg:y2="27.092cm">
          <text:p/>
        </draw:line>
        <draw:g draw:style-name="gr5">
          <draw:frame draw:style-name="gr4" draw:text-style-name="P20" svg:width="2.027cm" svg:height="0.438cm" svg:x="1.494cm" svg:y="26.642cm">
            <draw:text-box>
              <text:p text:style-name="P19"><text:span text:style-name="T24"><text:s/></text:span><text:span text:style-name="T24">Разраб.</text:span></text:p>
            </draw:text-box>
          </draw:frame>
          <draw:frame draw:style-name="gr4" draw:text-style-name="P20" svg:width="2.454cm" svg:height="0.438cm" svg:x="3.618cm" svg:y="26.642cm">
            <draw:text-box>
              <text:p text:style-name="P19"><text:span text:style-name="T28">Пудов А.С.</text:span></text:p>
            </draw:text-box>
          </draw:frame>
        </draw:g>
        <draw:g draw:style-name="gr5">
          <draw:frame draw:style-name="gr4" draw:text-style-name="P20" svg:width="2.027cm" svg:height="0.44cm" svg:x="1.494cm" svg:y="27.134cm">
            <draw:text-box>
              <text:p text:style-name="P19"><text:span text:style-name="T29"><text:s/></text:span><text:span text:style-name="T30">Руков-ль</text:span></text:p>
            </draw:text-box>
          </draw:frame>
          <draw:frame draw:style-name="gr4" draw:text-style-name="P20" svg:width="2.454cm" svg:height="0.44cm" svg:x="3.618cm" svg:y="27.134cm">
            <draw:text-box>
              <text:p text:style-name="P19"><text:span text:style-name="T28">Егорова Ю.Н.</text:span></text:p>
            </draw:text-box>
          </draw:frame>
        </draw:g>
        <draw:g draw:style-name="gr5">
          <draw:frame draw:style-name="gr4" draw:text-style-name="P20" svg:width="2.027cm" svg:height="0.442cm" svg:x="1.494cm" svg:y="27.638cm">
            <draw:text-box>
              <text:p text:style-name="P19"><text:span text:style-name="T31"><text:s/></text:span><text:span text:style-name="T31">Рецензент</text:span></text:p>
            </draw:text-box>
          </draw:frame>
          <draw:frame draw:style-name="gr4" draw:text-style-name="P20" svg:width="2.454cm" svg:height="0.442cm" svg:x="3.618cm" svg:y="27.638cm">
            <draw:text-box>
              <text:p text:style-name="P19"><text:span text:style-name="T28">.</text:span></text:p>
              <text:p text:style-name="P14"><text:span text:style-name="T32"/></text:p>
            </draw:text-box>
          </draw:frame>
        </draw:g>
        <draw:g draw:style-name="gr5">
          <draw:frame draw:style-name="gr4" draw:text-style-name="P20" svg:width="2.027cm" svg:height="0.438cm" svg:x="1.494cm" svg:y="28.13cm">
            <draw:text-box>
              <text:p text:style-name="P19"><text:span text:style-name="T24"><text:s/></text:span><text:span text:style-name="T24">Н. Контр.</text:span></text:p>
            </draw:text-box>
          </draw:frame>
          <draw:frame draw:style-name="gr4" draw:text-style-name="P20" svg:width="2.454cm" svg:height="0.438cm" svg:x="3.618cm" svg:y="28.13cm">
            <draw:text-box>
              <text:p text:style-name="P19"><text:span text:style-name="T28">.</text:span></text:p>
            </draw:text-box>
          </draw:frame>
        </draw:g>
        <draw:g draw:style-name="gr5">
          <draw:frame draw:style-name="gr4" draw:text-style-name="P20" svg:width="2.027cm" svg:height="0.44cm" svg:x="1.494cm" svg:y="28.621cm">
            <draw:text-box>
              <text:p text:style-name="P19"><text:span text:style-name="T33"><text:s/></text:span><text:span text:style-name="T30">Зав. каф</text:span><text:span text:style-name="T33">.</text:span></text:p>
            </draw:text-box>
          </draw:frame>
          <draw:frame draw:style-name="gr6" draw:text-style-name="P14" svg:width="2.454cm" svg:height="0.44cm" svg:x="3.618cm" svg:y="28.621cm">
            <draw:text-box>
              <text:p/>
            </draw:text-box>
          </draw:frame>
        </draw:g>
        <draw:line draw:style-name="gr2" draw:text-style-name="P15" svg:x1="15.003cm" svg:y1="26.6cm" svg:x2="15.005cm" svg:y2="29.077cm">
          <text:p/>
        </draw:line>
        <draw:frame draw:style-name="gr4" draw:text-style-name="P21" svg:width="5.998cm" svg:height="2.294cm" svg:x="8.883cm" svg:y="26.703cm">
          <draw:text-box>
            <text:p text:style-name="P16"><text:span text:style-name="T34">Проектирование автоматизированно информационной системы анализа и прогнозирования рынка (на примере компании Yahoo! Finance)</text:span></text:p>
          </draw:text-box>
        </draw:frame>
        <draw:line draw:style-name="gr2" draw:text-style-name="P15" svg:x1="15.016cm" svg:y1="27.096cm" svg:x2="20.516cm" svg:y2="27.098cm">
          <text:p/>
        </draw:line>
        <draw:line draw:style-name="gr2" draw:text-style-name="P15" svg:x1="15.014cm" svg:y1="27.598cm" svg:x2="20.514cm" svg:y2="27.6cm">
          <text:p/>
        </draw:line>
        <draw:line draw:style-name="gr2" draw:text-style-name="P15" svg:x1="18.131cm" svg:y1="26.6cm" svg:x2="18.135cm" svg:y2="27.587cm">
          <text:p/>
        </draw:line>
        <draw:frame draw:style-name="gr4" draw:text-style-name="P15" svg:width="1.407cm" svg:height="0.44cm" svg:x="15.085cm" svg:y="26.626cm">
          <draw:text-box>
            <text:p text:style-name="P16"><text:span text:style-name="T24">Лит.</text:span></text:p>
          </draw:text-box>
        </draw:frame>
        <draw:frame draw:style-name="gr4" draw:text-style-name="P15" svg:width="2.222cm" svg:height="0.44cm" svg:x="18.212cm" svg:y="26.626cm">
          <draw:text-box>
            <text:p text:style-name="P16"><text:span text:style-name="T24">Листов</text:span></text:p>
          </draw:text-box>
        </draw:frame>
        <draw:frame draw:style-name="gr4" draw:text-style-name="P18" svg:width="2.218cm" svg:height="0.44cm" svg:x="18.227cm" svg:y="27.132cm">
          <draw:text-box>
            <text:p text:style-name="P15"><text:span text:style-name="T26">104</text:span></text:p>
          </draw:text-box>
        </draw:frame>
        <draw:line draw:style-name="gr3" draw:text-style-name="P15" svg:x1="15.525cm" svg:y1="27.104cm" svg:x2="15.527cm" svg:y2="27.585cm">
          <text:p/>
        </draw:line>
        <draw:line draw:style-name="gr3" draw:text-style-name="P15" svg:x1="16.046cm" svg:y1="27.108cm" svg:x2="16.048cm" svg:y2="27.589cm">
          <text:p/>
        </draw:line>
        <draw:frame draw:style-name="gr4" draw:text-style-name="P15" svg:width="5.349cm" svg:height="1.209cm" svg:x="15.087cm" svg:y="27.792cm">
          <draw:text-box>
            <text:p text:style-name="P16"><text:span text:style-name="T35">ВФ МАДИ (ГТУ),</text:span></text:p>
            <text:p text:style-name="P16"><text:span text:style-name="T35">Кафедра АСУ </text:span></text:p>
          </draw:text-box>
        </draw:frame>
      </draw:g>
      <draw:g text:anchor-type="page" text:anchor-page-number="2" draw:z-index="1" draw:style-name="gr1">
        <draw:custom-shape draw:style-name="gr2" draw:text-style-name="P14" svg:width="19.067cm" svg:height="28.475cm" svg:x="1.459cm" svg:y="0.633cm">
          <text:p/>
          <draw:enhanced-geometry svg:viewBox="0 0 21600 21600" draw:type="rectangle" draw:enhanced-path="M 0 0 L 21600 0 21600 21600 0 21600 0 0 Z N"/>
        </draw:custom-shape>
        <draw:line draw:style-name="gr2" draw:text-style-name="P15" svg:x1="2.405cm" svg:y1="25.095cm" svg:x2="2.407cm" svg:y2="26.573cm">
          <text:p/>
        </draw:line>
        <draw:line draw:style-name="gr2" draw:text-style-name="P15" svg:x1="1.468cm" svg:y1="25.081cm" svg:x2="20.503cm" svg:y2="25.083cm">
          <text:p/>
        </draw:line>
        <draw:line draw:style-name="gr2" draw:text-style-name="P15" svg:x1="3.543cm" svg:y1="25.109cm" svg:x2="3.545cm" svg:y2="29.091cm">
          <text:p/>
        </draw:line>
        <draw:line draw:style-name="gr2" draw:text-style-name="P15" svg:x1="6.148cm" svg:y1="25.109cm" svg:x2="6.15cm" svg:y2="29.091cm">
          <text:p/>
        </draw:line>
        <draw:line draw:style-name="gr2" draw:text-style-name="P15" svg:x1="7.71cm" svg:y1="25.109cm" svg:x2="7.712cm" svg:y2="29.091cm">
          <text:p/>
        </draw:line>
        <draw:line draw:style-name="gr2" draw:text-style-name="P15" svg:x1="8.754cm" svg:y1="25.095cm" svg:x2="8.756cm" svg:y2="29.074cm">
          <text:p/>
        </draw:line>
        <draw:line draw:style-name="gr2" draw:text-style-name="P15" svg:x1="16.568cm" svg:y1="26.6cm" svg:x2="16.572cm" svg:y2="27.587cm">
          <text:p/>
        </draw:line>
        <draw:line draw:style-name="gr3" draw:text-style-name="P15" svg:x1="1.468cm" svg:y1="28.099cm" svg:x2="8.733cm" svg:y2="28.101cm">
          <text:p/>
        </draw:line>
        <draw:line draw:style-name="gr3" draw:text-style-name="P15" svg:x1="1.468cm" svg:y1="28.601cm" svg:x2="8.733cm" svg:y2="28.603cm">
          <text:p/>
        </draw:line>
        <draw:frame draw:style-name="gr4" draw:text-style-name="P15" svg:width="0.84cm" svg:height="0.44cm" svg:x="1.512cm" svg:y="26.134cm">
          <draw:text-box>
            <text:p text:style-name="P16"><text:span text:style-name="T24">Изм.</text:span></text:p>
          </draw:text-box>
        </draw:frame>
        <draw:frame draw:style-name="gr4" draw:text-style-name="P15" svg:width="1.052cm" svg:height="0.44cm" svg:x="2.457cm" svg:y="26.134cm">
          <draw:text-box>
            <text:p text:style-name="P16"><text:span text:style-name="T24">Лист</text:span></text:p>
          </draw:text-box>
        </draw:frame>
        <draw:frame draw:style-name="gr4" draw:text-style-name="P15" svg:width="2.454cm" svg:height="0.44cm" svg:x="3.618cm" svg:y="26.134cm">
          <draw:text-box>
            <text:p text:style-name="P16"><text:span text:style-name="T24">№ </text:span><text:span text:style-name="T24">докум.</text:span></text:p>
          </draw:text-box>
        </draw:frame>
        <draw:frame draw:style-name="gr4" draw:text-style-name="P17" svg:width="1.463cm" svg:height="0.44cm" svg:x="6.209cm" svg:y="26.134cm">
          <draw:text-box>
            <text:p text:style-name="P16"><text:span text:style-name="T25">Подпись</text:span></text:p>
          </draw:text-box>
        </draw:frame>
        <draw:frame draw:style-name="gr4" draw:text-style-name="P17" svg:width="0.953cm" svg:height="0.44cm" svg:x="7.753cm" svg:y="26.134cm">
          <draw:text-box>
            <text:p text:style-name="P16"><text:span text:style-name="T25">Дата</text:span></text:p>
          </draw:text-box>
        </draw:frame>
        <draw:frame draw:style-name="gr4" draw:text-style-name="P15" svg:width="1.407cm" svg:height="0.44cm" svg:x="16.643cm" svg:y="26.626cm">
          <draw:text-box>
            <text:p text:style-name="P16"><text:span text:style-name="T24">Лист</text:span></text:p>
          </draw:text-box>
        </draw:frame>
        <draw:frame draw:style-name="gr4" draw:text-style-name="P18" svg:width="1.407cm" svg:height="0.44cm" svg:x="16.643cm" svg:y="27.144cm">
          <draw:text-box>
            <text:p text:style-name="P15"><text:span text:style-name="T26">3</text:span></text:p>
          </draw:text-box>
        </draw:frame>
        <draw:frame draw:style-name="gr4" draw:text-style-name="P15" svg:width="11.591cm" svg:height="0.682cm" svg:x="8.857cm" svg:y="25.521cm">
          <draw:text-box>
            <text:p text:style-name="P16"><text:span text:style-name="T27">КП.230102.АСУ16П.06-627</text:span></text:p>
          </draw:text-box>
        </draw:frame>
        <draw:line draw:style-name="gr2" draw:text-style-name="P15" svg:x1="1.471cm" svg:y1="26.589cm" svg:x2="20.506cm" svg:y2="26.591cm">
          <text:p/>
        </draw:line>
        <draw:line draw:style-name="gr2" draw:text-style-name="P15" svg:x1="1.485cm" svg:y1="26.092cm" svg:x2="8.75cm" svg:y2="26.094cm">
          <text:p/>
        </draw:line>
        <draw:line draw:style-name="gr3" draw:text-style-name="P15" svg:x1="1.468cm" svg:y1="25.586cm" svg:x2="8.733cm" svg:y2="25.588cm">
          <text:p/>
        </draw:line>
        <draw:line draw:style-name="gr3" draw:text-style-name="P15" svg:x1="1.468cm" svg:y1="27.596cm" svg:x2="8.733cm" svg:y2="27.598cm">
          <text:p/>
        </draw:line>
        <draw:line draw:style-name="gr3" draw:text-style-name="P15" svg:x1="1.468cm" svg:y1="27.09cm" svg:x2="8.733cm" svg:y2="27.092cm">
          <text:p/>
        </draw:line>
        <draw:g draw:style-name="gr5">
          <draw:frame draw:style-name="gr4" draw:text-style-name="P20" svg:width="2.027cm" svg:height="0.438cm" svg:x="1.494cm" svg:y="26.642cm">
            <draw:text-box>
              <text:p text:style-name="P19"><text:span text:style-name="T24"><text:s/></text:span><text:span text:style-name="T24">Разраб.</text:span></text:p>
            </draw:text-box>
          </draw:frame>
          <draw:frame draw:style-name="gr4" draw:text-style-name="P20" svg:width="2.454cm" svg:height="0.438cm" svg:x="3.618cm" svg:y="26.642cm">
            <draw:text-box>
              <text:p text:style-name="P19"><text:span text:style-name="T28">Пудов А.С.</text:span></text:p>
            </draw:text-box>
          </draw:frame>
        </draw:g>
        <draw:g draw:style-name="gr5">
          <draw:frame draw:style-name="gr4" draw:text-style-name="P20" svg:width="2.027cm" svg:height="0.44cm" svg:x="1.494cm" svg:y="27.134cm">
            <draw:text-box>
              <text:p text:style-name="P19"><text:span text:style-name="T29"><text:s/></text:span><text:span text:style-name="T30">Руков-ль</text:span></text:p>
            </draw:text-box>
          </draw:frame>
          <draw:frame draw:style-name="gr4" draw:text-style-name="P20" svg:width="2.454cm" svg:height="0.44cm" svg:x="3.618cm" svg:y="27.134cm">
            <draw:text-box>
              <text:p text:style-name="P19"><text:span text:style-name="T28">Егорова Ю.Н.</text:span></text:p>
            </draw:text-box>
          </draw:frame>
        </draw:g>
        <draw:g draw:style-name="gr5">
          <draw:frame draw:style-name="gr4" draw:text-style-name="P20" svg:width="2.027cm" svg:height="0.442cm" svg:x="1.494cm" svg:y="27.638cm">
            <draw:text-box>
              <text:p text:style-name="P19"><text:span text:style-name="T31"><text:s/></text:span><text:span text:style-name="T31">Рецензент</text:span></text:p>
            </draw:text-box>
          </draw:frame>
          <draw:frame draw:style-name="gr4" draw:text-style-name="P20" svg:width="2.454cm" svg:height="0.442cm" svg:x="3.618cm" svg:y="27.638cm">
            <draw:text-box>
              <text:p text:style-name="P19"><text:span text:style-name="T28">.</text:span></text:p>
              <text:p text:style-name="P14"><text:span text:style-name="T32"/></text:p>
            </draw:text-box>
          </draw:frame>
        </draw:g>
        <draw:g draw:style-name="gr5">
          <draw:frame draw:style-name="gr4" draw:text-style-name="P20" svg:width="2.027cm" svg:height="0.438cm" svg:x="1.494cm" svg:y="28.13cm">
            <draw:text-box>
              <text:p text:style-name="P19"><text:span text:style-name="T24"><text:s/></text:span><text:span text:style-name="T24">Н. Контр.</text:span></text:p>
            </draw:text-box>
          </draw:frame>
          <draw:frame draw:style-name="gr4" draw:text-style-name="P20" svg:width="2.454cm" svg:height="0.438cm" svg:x="3.618cm" svg:y="28.13cm">
            <draw:text-box>
              <text:p text:style-name="P19"><text:span text:style-name="T28">.</text:span></text:p>
            </draw:text-box>
          </draw:frame>
        </draw:g>
        <draw:g draw:style-name="gr5">
          <draw:frame draw:style-name="gr4" draw:text-style-name="P20" svg:width="2.027cm" svg:height="0.44cm" svg:x="1.494cm" svg:y="28.621cm">
            <draw:text-box>
              <text:p text:style-name="P19"><text:span text:style-name="T33"><text:s/></text:span><text:span text:style-name="T30">Зав. каф</text:span><text:span text:style-name="T33">.</text:span></text:p>
            </draw:text-box>
          </draw:frame>
          <draw:frame draw:style-name="gr6" draw:text-style-name="P14" svg:width="2.454cm" svg:height="0.44cm" svg:x="3.618cm" svg:y="28.621cm">
            <draw:text-box>
              <text:p/>
            </draw:text-box>
          </draw:frame>
        </draw:g>
        <draw:line draw:style-name="gr2" draw:text-style-name="P15" svg:x1="15.003cm" svg:y1="26.6cm" svg:x2="15.005cm" svg:y2="29.077cm">
          <text:p/>
        </draw:line>
        <draw:frame draw:style-name="gr4" draw:text-style-name="P21" svg:width="5.998cm" svg:height="2.294cm" svg:x="8.883cm" svg:y="26.703cm">
          <draw:text-box>
            <text:p text:style-name="P16"><text:span text:style-name="T34">Проектирование автоматизированно информационной системы анализа и прогнозирования рынка (на примере компании Yahoo! Finance)</text:span></text:p>
          </draw:text-box>
        </draw:frame>
        <draw:line draw:style-name="gr2" draw:text-style-name="P15" svg:x1="15.016cm" svg:y1="27.096cm" svg:x2="20.516cm" svg:y2="27.098cm">
          <text:p/>
        </draw:line>
        <draw:line draw:style-name="gr2" draw:text-style-name="P15" svg:x1="15.014cm" svg:y1="27.598cm" svg:x2="20.514cm" svg:y2="27.6cm">
          <text:p/>
        </draw:line>
        <draw:line draw:style-name="gr2" draw:text-style-name="P15" svg:x1="18.131cm" svg:y1="26.6cm" svg:x2="18.135cm" svg:y2="27.587cm">
          <text:p/>
        </draw:line>
        <draw:frame draw:style-name="gr4" draw:text-style-name="P15" svg:width="1.407cm" svg:height="0.44cm" svg:x="15.085cm" svg:y="26.626cm">
          <draw:text-box>
            <text:p text:style-name="P16"><text:span text:style-name="T24">Лит.</text:span></text:p>
          </draw:text-box>
        </draw:frame>
        <draw:frame draw:style-name="gr4" draw:text-style-name="P15" svg:width="2.222cm" svg:height="0.44cm" svg:x="18.212cm" svg:y="26.626cm">
          <draw:text-box>
            <text:p text:style-name="P16"><text:span text:style-name="T24">Листов</text:span></text:p>
          </draw:text-box>
        </draw:frame>
        <draw:frame draw:style-name="gr4" draw:text-style-name="P18" svg:width="2.218cm" svg:height="0.44cm" svg:x="18.227cm" svg:y="27.132cm">
          <draw:text-box>
            <text:p text:style-name="P15"><text:span text:style-name="T26">104</text:span></text:p>
          </draw:text-box>
        </draw:frame>
        <draw:line draw:style-name="gr3" draw:text-style-name="P15" svg:x1="15.525cm" svg:y1="27.104cm" svg:x2="15.527cm" svg:y2="27.585cm">
          <text:p/>
        </draw:line>
        <draw:line draw:style-name="gr3" draw:text-style-name="P15" svg:x1="16.046cm" svg:y1="27.108cm" svg:x2="16.048cm" svg:y2="27.589cm">
          <text:p/>
        </draw:line>
        <draw:frame draw:style-name="gr4" draw:text-style-name="P15" svg:width="5.349cm" svg:height="1.209cm" svg:x="15.087cm" svg:y="27.792cm">
          <draw:text-box>
            <text:p text:style-name="P16"><text:span text:style-name="T35">ВФ МАДИ (ГТУ),</text:span></text:p>
            <text:p text:style-name="P16"><text:span text:style-name="T35">Кафедра АСУ </text:span></text:p>
          </draw:text-box>
        </draw:frame>
      </draw:g>
      <draw:g text:anchor-type="page" text:anchor-page-number="3" draw:z-index="2" draw:style-name="gr1">
        <draw:custom-shape draw:style-name="gr2" draw:text-style-name="P14" svg:width="19.067cm" svg:height="28.475cm" svg:x="1.459cm" svg:y="0.633cm">
          <text:p/>
          <draw:enhanced-geometry svg:viewBox="0 0 21600 21600" draw:type="rectangle" draw:enhanced-path="M 0 0 L 21600 0 21600 21600 0 21600 0 0 Z N"/>
        </draw:custom-shape>
        <draw:line draw:style-name="gr2" draw:text-style-name="P15" svg:x1="2.405cm" svg:y1="25.095cm" svg:x2="2.407cm" svg:y2="26.573cm">
          <text:p/>
        </draw:line>
        <draw:line draw:style-name="gr2" draw:text-style-name="P15" svg:x1="1.468cm" svg:y1="25.081cm" svg:x2="20.503cm" svg:y2="25.083cm">
          <text:p/>
        </draw:line>
        <draw:line draw:style-name="gr2" draw:text-style-name="P15" svg:x1="3.543cm" svg:y1="25.109cm" svg:x2="3.545cm" svg:y2="29.091cm">
          <text:p/>
        </draw:line>
        <draw:line draw:style-name="gr2" draw:text-style-name="P15" svg:x1="6.148cm" svg:y1="25.109cm" svg:x2="6.15cm" svg:y2="29.091cm">
          <text:p/>
        </draw:line>
        <draw:line draw:style-name="gr2" draw:text-style-name="P15" svg:x1="7.71cm" svg:y1="25.109cm" svg:x2="7.712cm" svg:y2="29.091cm">
          <text:p/>
        </draw:line>
        <draw:line draw:style-name="gr2" draw:text-style-name="P15" svg:x1="8.754cm" svg:y1="25.095cm" svg:x2="8.756cm" svg:y2="29.074cm">
          <text:p/>
        </draw:line>
        <draw:line draw:style-name="gr2" draw:text-style-name="P15" svg:x1="16.568cm" svg:y1="26.6cm" svg:x2="16.572cm" svg:y2="27.587cm">
          <text:p/>
        </draw:line>
        <draw:line draw:style-name="gr3" draw:text-style-name="P15" svg:x1="1.468cm" svg:y1="28.099cm" svg:x2="8.733cm" svg:y2="28.101cm">
          <text:p/>
        </draw:line>
        <draw:line draw:style-name="gr3" draw:text-style-name="P15" svg:x1="1.468cm" svg:y1="28.601cm" svg:x2="8.733cm" svg:y2="28.603cm">
          <text:p/>
        </draw:line>
        <draw:frame draw:style-name="gr4" draw:text-style-name="P15" svg:width="0.84cm" svg:height="0.44cm" svg:x="1.512cm" svg:y="26.134cm">
          <draw:text-box>
            <text:p text:style-name="P16"><text:span text:style-name="T24">Изм.</text:span></text:p>
          </draw:text-box>
        </draw:frame>
        <draw:frame draw:style-name="gr4" draw:text-style-name="P15" svg:width="1.052cm" svg:height="0.44cm" svg:x="2.457cm" svg:y="26.134cm">
          <draw:text-box>
            <text:p text:style-name="P16"><text:span text:style-name="T24">Лист</text:span></text:p>
          </draw:text-box>
        </draw:frame>
        <draw:frame draw:style-name="gr4" draw:text-style-name="P15" svg:width="2.454cm" svg:height="0.44cm" svg:x="3.618cm" svg:y="26.134cm">
          <draw:text-box>
            <text:p text:style-name="P16"><text:span text:style-name="T24">№ </text:span><text:span text:style-name="T24">докум.</text:span></text:p>
          </draw:text-box>
        </draw:frame>
        <draw:frame draw:style-name="gr4" draw:text-style-name="P17" svg:width="1.463cm" svg:height="0.44cm" svg:x="6.209cm" svg:y="26.134cm">
          <draw:text-box>
            <text:p text:style-name="P16"><text:span text:style-name="T25">Подпись</text:span></text:p>
          </draw:text-box>
        </draw:frame>
        <draw:frame draw:style-name="gr4" draw:text-style-name="P17" svg:width="0.953cm" svg:height="0.44cm" svg:x="7.753cm" svg:y="26.134cm">
          <draw:text-box>
            <text:p text:style-name="P16"><text:span text:style-name="T25">Дата</text:span></text:p>
          </draw:text-box>
        </draw:frame>
        <draw:frame draw:style-name="gr4" draw:text-style-name="P15" svg:width="1.407cm" svg:height="0.44cm" svg:x="16.643cm" svg:y="26.626cm">
          <draw:text-box>
            <text:p text:style-name="P16"><text:span text:style-name="T24">Лист</text:span></text:p>
          </draw:text-box>
        </draw:frame>
        <draw:frame draw:style-name="gr4" draw:text-style-name="P18" svg:width="1.407cm" svg:height="0.44cm" svg:x="16.643cm" svg:y="27.144cm">
          <draw:text-box>
            <text:p text:style-name="P15"><text:span text:style-name="T26">4</text:span></text:p>
          </draw:text-box>
        </draw:frame>
        <draw:frame draw:style-name="gr4" draw:text-style-name="P15" svg:width="11.591cm" svg:height="0.682cm" svg:x="8.857cm" svg:y="25.521cm">
          <draw:text-box>
            <text:p text:style-name="P16"><text:span text:style-name="T27">КП.230102.АСУ16П.06-627</text:span></text:p>
          </draw:text-box>
        </draw:frame>
        <draw:line draw:style-name="gr2" draw:text-style-name="P15" svg:x1="1.471cm" svg:y1="26.589cm" svg:x2="20.506cm" svg:y2="26.591cm">
          <text:p/>
        </draw:line>
        <draw:line draw:style-name="gr2" draw:text-style-name="P15" svg:x1="1.485cm" svg:y1="26.092cm" svg:x2="8.75cm" svg:y2="26.094cm">
          <text:p/>
        </draw:line>
        <draw:line draw:style-name="gr3" draw:text-style-name="P15" svg:x1="1.468cm" svg:y1="25.586cm" svg:x2="8.733cm" svg:y2="25.588cm">
          <text:p/>
        </draw:line>
        <draw:line draw:style-name="gr3" draw:text-style-name="P15" svg:x1="1.468cm" svg:y1="27.596cm" svg:x2="8.733cm" svg:y2="27.598cm">
          <text:p/>
        </draw:line>
        <draw:line draw:style-name="gr3" draw:text-style-name="P15" svg:x1="1.468cm" svg:y1="27.09cm" svg:x2="8.733cm" svg:y2="27.092cm">
          <text:p/>
        </draw:line>
        <draw:g draw:style-name="gr5">
          <draw:frame draw:style-name="gr4" draw:text-style-name="P20" svg:width="2.027cm" svg:height="0.438cm" svg:x="1.494cm" svg:y="26.642cm">
            <draw:text-box>
              <text:p text:style-name="P19"><text:span text:style-name="T24"><text:s/></text:span><text:span text:style-name="T24">Разраб.</text:span></text:p>
            </draw:text-box>
          </draw:frame>
          <draw:frame draw:style-name="gr4" draw:text-style-name="P20" svg:width="2.454cm" svg:height="0.438cm" svg:x="3.618cm" svg:y="26.642cm">
            <draw:text-box>
              <text:p text:style-name="P19"><text:span text:style-name="T28">Пудов А.С.</text:span></text:p>
            </draw:text-box>
          </draw:frame>
        </draw:g>
        <draw:g draw:style-name="gr5">
          <draw:frame draw:style-name="gr4" draw:text-style-name="P20" svg:width="2.027cm" svg:height="0.44cm" svg:x="1.494cm" svg:y="27.134cm">
            <draw:text-box>
              <text:p text:style-name="P19"><text:span text:style-name="T29"><text:s/></text:span><text:span text:style-name="T30">Руков-ль</text:span></text:p>
            </draw:text-box>
          </draw:frame>
          <draw:frame draw:style-name="gr4" draw:text-style-name="P20" svg:width="2.454cm" svg:height="0.44cm" svg:x="3.618cm" svg:y="27.134cm">
            <draw:text-box>
              <text:p text:style-name="P19"><text:span text:style-name="T28">Егорова Ю.Н.</text:span></text:p>
            </draw:text-box>
          </draw:frame>
        </draw:g>
        <draw:g draw:style-name="gr5">
          <draw:frame draw:style-name="gr4" draw:text-style-name="P20" svg:width="2.027cm" svg:height="0.442cm" svg:x="1.494cm" svg:y="27.638cm">
            <draw:text-box>
              <text:p text:style-name="P19"><text:span text:style-name="T31"><text:s/></text:span><text:span text:style-name="T31">Рецензент</text:span></text:p>
            </draw:text-box>
          </draw:frame>
          <draw:frame draw:style-name="gr4" draw:text-style-name="P20" svg:width="2.454cm" svg:height="0.442cm" svg:x="3.618cm" svg:y="27.638cm">
            <draw:text-box>
              <text:p text:style-name="P19"><text:span text:style-name="T28">.</text:span></text:p>
              <text:p text:style-name="P14"><text:span text:style-name="T32"/></text:p>
            </draw:text-box>
          </draw:frame>
        </draw:g>
        <draw:g draw:style-name="gr5">
          <draw:frame draw:style-name="gr4" draw:text-style-name="P20" svg:width="2.027cm" svg:height="0.438cm" svg:x="1.494cm" svg:y="28.13cm">
            <draw:text-box>
              <text:p text:style-name="P19"><text:span text:style-name="T24"><text:s/></text:span><text:span text:style-name="T24">Н. Контр.</text:span></text:p>
            </draw:text-box>
          </draw:frame>
          <draw:frame draw:style-name="gr4" draw:text-style-name="P20" svg:width="2.454cm" svg:height="0.438cm" svg:x="3.618cm" svg:y="28.13cm">
            <draw:text-box>
              <text:p text:style-name="P19"><text:span text:style-name="T28">.</text:span></text:p>
            </draw:text-box>
          </draw:frame>
        </draw:g>
        <draw:g draw:style-name="gr5">
          <draw:frame draw:style-name="gr4" draw:text-style-name="P20" svg:width="2.027cm" svg:height="0.44cm" svg:x="1.494cm" svg:y="28.621cm">
            <draw:text-box>
              <text:p text:style-name="P19"><text:span text:style-name="T33"><text:s/></text:span><text:span text:style-name="T30">Зав. каф</text:span><text:span text:style-name="T33">.</text:span></text:p>
            </draw:text-box>
          </draw:frame>
          <draw:frame draw:style-name="gr6" draw:text-style-name="P14" svg:width="2.454cm" svg:height="0.44cm" svg:x="3.618cm" svg:y="28.621cm">
            <draw:text-box>
              <text:p/>
            </draw:text-box>
          </draw:frame>
        </draw:g>
        <draw:line draw:style-name="gr2" draw:text-style-name="P15" svg:x1="15.003cm" svg:y1="26.6cm" svg:x2="15.005cm" svg:y2="29.077cm">
          <text:p/>
        </draw:line>
        <draw:frame draw:style-name="gr4" draw:text-style-name="P21" svg:width="5.998cm" svg:height="2.294cm" svg:x="8.883cm" svg:y="26.703cm">
          <draw:text-box>
            <text:p text:style-name="P16"><text:span text:style-name="T34">Проектирование автоматизированно информационной системы анализа и прогнозирования рынка (на примере компании Yahoo! Finance)</text:span></text:p>
          </draw:text-box>
        </draw:frame>
        <draw:line draw:style-name="gr2" draw:text-style-name="P15" svg:x1="15.016cm" svg:y1="27.096cm" svg:x2="20.516cm" svg:y2="27.098cm">
          <text:p/>
        </draw:line>
        <draw:line draw:style-name="gr2" draw:text-style-name="P15" svg:x1="15.014cm" svg:y1="27.598cm" svg:x2="20.514cm" svg:y2="27.6cm">
          <text:p/>
        </draw:line>
        <draw:line draw:style-name="gr2" draw:text-style-name="P15" svg:x1="18.131cm" svg:y1="26.6cm" svg:x2="18.135cm" svg:y2="27.587cm">
          <text:p/>
        </draw:line>
        <draw:frame draw:style-name="gr4" draw:text-style-name="P15" svg:width="1.407cm" svg:height="0.44cm" svg:x="15.085cm" svg:y="26.626cm">
          <draw:text-box>
            <text:p text:style-name="P16"><text:span text:style-name="T24">Лит.</text:span></text:p>
          </draw:text-box>
        </draw:frame>
        <draw:frame draw:style-name="gr4" draw:text-style-name="P15" svg:width="2.222cm" svg:height="0.44cm" svg:x="18.212cm" svg:y="26.626cm">
          <draw:text-box>
            <text:p text:style-name="P16"><text:span text:style-name="T24">Листов</text:span></text:p>
          </draw:text-box>
        </draw:frame>
        <draw:frame draw:style-name="gr4" draw:text-style-name="P18" svg:width="2.218cm" svg:height="0.44cm" svg:x="18.227cm" svg:y="27.132cm">
          <draw:text-box>
            <text:p text:style-name="P15"><text:span text:style-name="T26">104</text:span></text:p>
          </draw:text-box>
        </draw:frame>
        <draw:line draw:style-name="gr3" draw:text-style-name="P15" svg:x1="15.525cm" svg:y1="27.104cm" svg:x2="15.527cm" svg:y2="27.585cm">
          <text:p/>
        </draw:line>
        <draw:line draw:style-name="gr3" draw:text-style-name="P15" svg:x1="16.046cm" svg:y1="27.108cm" svg:x2="16.048cm" svg:y2="27.589cm">
          <text:p/>
        </draw:line>
        <draw:frame draw:style-name="gr4" draw:text-style-name="P15" svg:width="5.349cm" svg:height="1.209cm" svg:x="15.087cm" svg:y="27.792cm">
          <draw:text-box>
            <text:p text:style-name="P16"><text:span text:style-name="T35">ВФ МАДИ (ГТУ),</text:span></text:p>
            <text:p text:style-name="P16"><text:span text:style-name="T35">Кафедра АСУ </text:span></text:p>
          </draw:text-box>
        </draw:frame>
      </draw:g>
      <text:p text:style-name="P8">Техническое задание</text:p>
      <text:p text:style-name="P11"/>
      <text:list xml:id="list2036133948" text:style-name="L4">
        <text:list-item>
          <text:p text:style-name="P12">Данный документ – есть техническое задание на проектирование и реализацию автоматизированной информационной системы анализа и прогнозирования рынка. Основанием к данной работе послужило задание на выполнение дипломного проекта.</text:p>
        </text:list-item>
        <text:list-item>
          <text:p text:style-name="P12">Объект исследования <text:s/>- изменение индексов валютных пар на фондовых биржах в процессе торгов, а также взаимосвязь этих величин от внешних факторов.</text:p>
        </text:list-item>
        <text:list-item>
          <text:p text:style-name="P12">Цель разработки информационной системы — написание торгового инструмента для автоматизации проведения торговых операций основанных на создаваемом прогнозе. Основное назначение моделирования — анализ и прогнозирование стоимости финансовых операций.</text:p>
        </text:list-item>
        <text:list-item>
          <text:p text:style-name="P10">Основные требования к генерируемому прогнозу:</text:p>
        </text:list-item>
      </text:list>
      <text:list xml:id="list2020280376" text:style-name="L5">
        <text:list-item>
          <text:p text:style-name="P3">Прогноз моделируется для временных интервалов: 1, 5, 15 и 30 минут, 1 и 4 часа, 1 день, 1 неделя и 1 месяц.</text:p>
        </text:list-item>
        <text:list-item>
          <text:p text:style-name="P3">Отклонение интервала должно составлять не более 3 единиц для прогноза с минимальным временным интервалом.</text:p>
        </text:list-item>
        <text:list-item>
          <text:p text:style-name="P3">Прогноз должен обеспечивать возможность достижения поставленной цели прогнозирования.</text:p>
        </text:list-item>
      </text:list>
      <text:list xml:id="list201480607" text:continue-list="list2036133948" text:style-name="L4">
        <text:list-item>
          <text:p text:style-name="P13">Разрабатываемая информационная система должна помогать решать следующие задачи:</text:p>
        </text:list-item>
      </text:list>
      <text:list xml:id="list2064930496" text:style-name="L6">
        <text:list-item>
          <text:p text:style-name="P4">стратегия проведения торгов.</text:p>
        </text:list-item>
        <text:list-item>
          <text:p text:style-name="P4">прогнозирование состояния рынка.</text:p>
        </text:list-item>
        <text:list-item>
          <text:p text:style-name="P4">оценка текущих показателей биржевых индексов.</text:p>
        </text:list-item>
      </text:list>
      <text:list xml:id="list1473829887" text:continue-list="list201480607" text:style-name="L4">
        <text:list-item>
          <text:p text:style-name="P12">Требования к условиям функционирования информационной системы:</text:p>
        </text:list-item>
      </text:list>
      <text:list xml:id="list2046273361" text:style-name="L7">
        <text:list-item>
          <text:p text:style-name="P5">Входная информация поступает в ответ на запросы системы от выбранной пользователем фондовой площадки по средством реализации механизма «поставщиков данных».</text:p>
        </text:list-item>
        <text:list-item>
          <text:p text:style-name="P5">Выходная информация формируется как результат моделирования изменения стоимости индексов.</text:p>
        </text:list-item>
        <text:list-item>
          <text:p text:style-name="P5">Результаты прогнозирования выводятся в правой части графика хронологии как предполагаемое его состояние на выбранный интервал.</text:p>
        </text:list-item>
      </text:list>
      <text:list xml:id="list682531751" text:continue-list="list1473829887" text:style-name="L4">
        <text:list-item>
          <text:p text:style-name="P12">Требования к программному и аппаратному обеспечению функционирования системы:</text:p>
        </text:list-item>
      </text:list>
      <text:list xml:id="list1476117411" text:style-name="L8">
        <text:list-item>
          <text:p text:style-name="P2"><text:span text:style-name="T13">Компьютер с процессором имеющим номинальную тактовую частоту 233 МГц и выше, 64 МБ и более оперативной памяти, не менее 20 МБ свободного места на жестком диске.</text:span></text:p>
          <text:p text:style-name="P2"><text:span text:style-name="T13"/></text:p>
        </text:list-item>
        <text:list-item>
          <text:p text:style-name="P9"><text:span text:style-name="T13">Система должна функционировать в операционных системах Solaris, BSD, Linux. MacOS X и Windows.</text:span></text:p>
        </text:list-item>
        <text:list-item>
          <text:p text:style-name="P2"><text:span text:style-name="T13">Функционирование с API фондовых бирж и прочими финансовыми службами осуществляется по Internet при пропускной ширине канала связи не менее 56 Кб/сек.</text:span></text:p>
        </text:list-item>
      </text:list>
      <text:list xml:id="list544430614" text:continue-list="list682531751" text:style-name="L4">
        <text:list-item>
          <text:p text:style-name="P12">В качстве входной информации для прогнозирования должны быть рассмотрены следующие показатели:</text:p>
        </text:list-item>
      </text:list>
      <text:list xml:id="list1548921230" text:style-name="L9">
        <text:list-item>
          <text:p text:style-name="P6">Историческая хроника торговых операций.</text:p>
        </text:list-item>
        <text:list-item>
          <text:p text:style-name="P6">Стоимость пар Продажа/Покупка за последний час.</text:p>
        </text:list-item>
        <text:list-item>
          <text:p text:style-name="P6">Возможно использование сторонних финансовых прогнозов.</text:p>
        </text:list-item>
      </text:list>
      <text:list xml:id="list456538305" text:continue-list="list544430614" text:style-name="L4">
        <text:list-item>
          <text:p text:style-name="P12">В качстве выходной информации должны быть рассмотрены следующие показатели:</text:p>
        </text:list-item>
      </text:list>
      <text:list xml:id="list2089997986" text:style-name="L10">
        <text:list-item>
          <text:p text:style-name="P7">Показатели торгов для выбранных индексов на указанный пользователем интервал времени.</text:p>
        </text:list-item>
        <text:list-item>
          <text:p text:style-name="P1">Аналитические данные для последних показателей.</text:p>
        </text:list-item>
      </text:list>
      <text:list xml:id="list685621367" text:continue-list="list456538305" text:style-name="L4">
        <text:list-item>
          <text:p text:style-name="P12">Данную систему рекомендуется использовать для проведения автоматический торгов на выделенных серверах.</text:p>
        </text:list-item>
        <text:list-item>
          <text:p text:style-name="P12"><text:span text:style-name="T23">Интерфейс</text:span> системы утверждается разработчиком вместе с заказчиком. После завершения работ система демонстрируется заказчику <text:span text:style-name="T23">и</text:span> тестируется на машине заказчика, <text:span text:style-name="T23">-</text:span> по результатам тестов система либо принимается, либо возвращается на доработку. При приеме заказчиком систем<text:span text:style-name="T23">а</text:span> устанавливается на машине заказчика и сдается вся документация по систем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Lohit Hindi3" svg:font-family="'Lohit Hindi'"/>
    <style:font-face style:name="OpenSymbol" svg:font-family="OpenSymbol"/>
    <style:font-face style:name="Times New Roman1" svg:font-family="'Times New Roman'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 Cyr" svg:font-family="'ISOCPEUR Cyr', Arial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y </meta:initial-creator>
    <meta:creation-date>2010-12-21T15:49:30</meta:creation-date>
    <dc:date>2010-12-21T18:54:27</dc:date>
    <dc:creator>Andrey </dc:creator>
    <meta:editing-duration>PT01H16M41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3" meta:paragraph-count="29" meta:word-count="393" meta:character-count="3005"/>
  </office:meta>
</office:document-meta>
</file>